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337.49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330.01pt"/>
    </style:style>
    <style:style style:name="co6" style:family="table-column">
      <style:table-column-properties fo:break-before="auto" style:column-width="257.24pt"/>
    </style:style>
    <style:style style:name="co7" style:family="table-column">
      <style:table-column-properties fo:break-before="auto" style:column-width="249.7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12"/>
          <table:covered-table-cell table:style-name="ce37"/>
          <table:table-cell table:style-name="ce40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d</text:p>
          </table:table-cell>
          <table:table-cell table:style-name="ce13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19" office:value-type="string" calcext:value-type="string" table:number-columns-spanned="1" table:number-rows-spanned="2">
            <text:p>файловая система</text:p>
          </table:table-cell>
          <table:table-cell table:style-name="ce23"/>
          <table:table-cell table:style-name="ce34" office:value-type="string" calcext:value-type="string">
            <text:p>перейти в каталог по абсолютному пути</text:p>
          </table:table-cell>
          <table:table-cell table:style-name="ce34" office:value-type="string" calcext:value-type="string">
            <text:p>cd /var/www</text:p>
          </table:table-cell>
          <table:table-cell table:style-name="ce23"/>
          <table:table-cell table:style-name="ce42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14"/>
          <table:table-cell table:style-name="ce24"/>
          <table:table-cell table:style-name="ce35" office:value-type="string" calcext:value-type="string">
            <text:p>перейти в каталог по относительному пути</text:p>
          </table:table-cell>
          <table:table-cell table:style-name="ce34" office:value-type="string" calcext:value-type="string">
            <text:p>cd Documents/project1</text:p>
          </table:table-cell>
          <table:table-cell table:style-name="ce24"/>
          <table:table-cell table:style-name="ce4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ls</text:p>
          </table:table-cell>
          <table:table-cell table:style-name="ce13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19" office:value-type="string" calcext:value-type="string" table:number-columns-spanned="1" table:number-rows-spanned="4">
            <text:p>файловая система</text:p>
          </table:table-cell>
          <table:table-cell table:style-name="ce25" office:value-type="string" calcext:value-type="string">
            <text:p>-l</text:p>
          </table:table-cell>
          <table:table-cell table:style-name="ce25" office:value-type="string" calcext:value-type="string">
            <text:p>показать права и владельца</text:p>
          </table:table-cell>
          <table:table-cell table:style-name="ce13" office:value-type="string" calcext:value-type="string" table:number-columns-spanned="1" table:number-rows-spanned="4">
            <text:p>ls -lash</text:p>
          </table:table-cell>
          <table:table-cell table:style-name="ce38"/>
          <table:table-cell table:style-name="ce4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5"/>
          <table:table-cell table:style-name="ce26" office:value-type="string" calcext:value-type="string">
            <text:p>-a</text:p>
          </table:table-cell>
          <table:table-cell table:style-name="ce26" office:value-type="string" calcext:value-type="string">
            <text:p>показать все файлы, в том числе скрытые</text:p>
          </table:table-cell>
          <table:covered-table-cell table:style-name="ce15"/>
          <table:table-cell table:style-name="ce39"/>
          <table:table-cell table:style-name="ce45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5"/>
          <table:table-cell table:style-name="ce26" office:value-type="string" calcext:value-type="string">
            <text:p>-s</text:p>
          </table:table-cell>
          <table:table-cell table:style-name="ce26" office:value-type="string" calcext:value-type="string">
            <text:p>показать размер файла в блоках</text:p>
          </table:table-cell>
          <table:covered-table-cell table:style-name="ce15"/>
          <table:table-cell table:style-name="ce39"/>
          <table:table-cell table:style-name="ce4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14"/>
          <table:table-cell table:style-name="ce27" office:value-type="string" calcext:value-type="string">
            <text:p>-h</text:p>
          </table:table-cell>
          <table:table-cell table:style-name="ce27" office:value-type="string" calcext:value-type="string">
            <text:p>вывести размер в human readable виде</text:p>
          </table:table-cell>
          <table:covered-table-cell table:style-name="ce14"/>
          <table:table-cell table:style-name="ce40"/>
          <table:table-cell table:style-name="ce10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13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19" office:value-type="string" calcext:value-type="string" table:number-columns-spanned="1" table:number-rows-spanned="3">
            <text:p>файловая система</text:p>
          </table:table-cell>
          <table:table-cell table:style-name="ce25" office:value-type="string" calcext:value-type="string">
            <text:p>-p</text:p>
          </table:table-cell>
          <table:table-cell table:style-name="ce25" office:value-type="string" calcext:value-type="string">
            <text:p>создание каталогов "в глубину"</text:p>
          </table:table-cell>
          <table:table-cell table:style-name="ce25" office:value-type="string" calcext:value-type="string">
            <text:p>mkdir -p folder1/folder2/folderN</text:p>
          </table:table-cell>
          <table:table-cell table:style-name="ce38"/>
          <table:table-cell table:style-name="ce4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5"/>
          <table:table-cell table:style-name="ce28"/>
          <table:table-cell table:style-name="ce28" office:value-type="string" calcext:value-type="string">
            <text:p>создание каталога</text:p>
          </table:table-cell>
          <table:table-cell table:style-name="ce28" office:value-type="string" calcext:value-type="string">
            <text:p>mkdir folder</text:p>
          </table:table-cell>
          <table:table-cell table:style-name="ce41"/>
          <table:table-cell table:style-name="ce46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14"/>
          <table:table-cell table:style-name="ce26" office:value-type="string" calcext:value-type="string">
            <text:p>{file1,file2}</text:p>
          </table:table-cell>
          <table:table-cell table:style-name="ce26" office:value-type="string" calcext:value-type="string">
            <text:p>создание каталогов "в ширину"</text:p>
          </table:table-cell>
          <table:table-cell table:style-name="ce26" office:value-type="string" calcext:value-type="string">
            <text:p>mkdir {a,b,c,d}</text:p>
          </table:table-cell>
          <table:table-cell table:style-name="ce39"/>
          <table:table-cell table:style-name="ce4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mv</text:p>
          </table:table-cell>
          <table:table-cell table:style-name="ce13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19" office:value-type="string" calcext:value-type="string" table:number-columns-spanned="1" table:number-rows-spanned="3">
            <text:p>файловая система</text:p>
          </table:table-cell>
          <table:table-cell table:style-name="ce25"/>
          <table:table-cell table:style-name="ce25" office:value-type="string" calcext:value-type="string">
            <text:p>перемещение</text:p>
          </table:table-cell>
          <table:table-cell table:style-name="ce25" office:value-type="string" calcext:value-type="string">
            <text:p>mv text.txt ~/Documents</text:p>
          </table:table-cell>
          <table:table-cell table:style-name="ce38"/>
          <table:table-cell table:style-name="ce4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5"/>
          <table:table-cell table:style-name="ce26" office:value-type="string" calcext:value-type="string">
            <text:p>-u</text:p>
          </table:table-cell>
          <table:table-cell table:style-name="ce26" office:value-type="string" calcext:value-type="string">
            <text:p>заменить только новые файлы</text:p>
          </table:table-cell>
          <table:table-cell table:style-name="ce26" office:value-type="string" calcext:value-type="string">
            <text:p>mv -u ./files_new/* ./files_old/</text:p>
          </table:table-cell>
          <table:table-cell table:style-name="ce39"/>
          <table:table-cell table:style-name="ce4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14"/>
          <table:table-cell table:style-name="ce29"/>
          <table:table-cell table:style-name="ce36" office:value-type="string" calcext:value-type="string">
            <text:p>переименование</text:p>
          </table:table-cell>
          <table:table-cell table:style-name="ce36" office:value-type="string" calcext:value-type="string">
            <text:p>mv old.name new.name</text:p>
          </table:table-cell>
          <table:table-cell table:style-name="ce29"/>
          <table:table-cell table:style-name="ce4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p</text:p>
          </table:table-cell>
          <table:table-cell table:style-name="ce13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19" office:value-type="string" calcext:value-type="string" table:number-columns-spanned="1" table:number-rows-spanned="2">
            <text:p>файловая система</text:p>
          </table:table-cell>
          <table:table-cell table:style-name="ce30" office:value-type="string" calcext:value-type="string">
            <text:p>-R</text:p>
          </table:table-cell>
          <table:table-cell table:style-name="ce30" office:value-type="string" calcext:value-type="string">
            <text:p>рекурсивное копирование</text:p>
          </table:table-cell>
          <table:table-cell table:style-name="ce30" office:value-type="string" calcext:value-type="string">
            <text:p>cp -R ./folder_with_files ./new/path/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14"/>
          <table:table-cell table:style-name="ce31"/>
          <table:table-cell table:style-name="ce31" office:value-type="string" calcext:value-type="string">
            <text:p>копирование файла</text:p>
          </table:table-cell>
          <table:table-cell table:style-name="ce31" office:value-type="string" calcext:value-type="string">
            <text:p>cp ./folder1/file1 ./folder2/file2</text:p>
          </table:table-cell>
          <table:table-cell table:style-name="ce31"/>
          <table:table-cell table:style-name="ce49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rm</text:p>
          </table:table-cell>
          <table:table-cell table:style-name="ce13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19" office:value-type="string" calcext:value-type="string" table:number-columns-spanned="1" table:number-rows-spanned="3">
            <text:p>Файловая система</text:p>
          </table:table-cell>
          <table:table-cell table:style-name="ce30"/>
          <table:table-cell table:style-name="ce30" office:value-type="string" calcext:value-type="string">
            <text:p>удаление файла</text:p>
          </table:table-cell>
          <table:table-cell table:style-name="ce30" office:value-type="string" calcext:value-type="string">
            <text:p>rm file1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5"/>
          <table:table-cell table:style-name="ce32" office:value-type="string" calcext:value-type="string">
            <text:p>-r</text:p>
          </table:table-cell>
          <table:table-cell table:style-name="ce32" office:value-type="string" calcext:value-type="string">
            <text:p>рекурсивное удаление</text:p>
          </table:table-cell>
          <table:table-cell table:style-name="ce32" office:value-type="string" calcext:value-type="string">
            <text:p>rm -r folder_with_files</text:p>
          </table:table-cell>
          <table:table-cell table:style-name="ce32"/>
          <table:table-cell table:style-name="ce5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14"/>
          <table:table-cell table:style-name="ce31" office:value-type="string" calcext:value-type="string">
            <text:p>-f</text:p>
          </table:table-cell>
          <table:table-cell table:style-name="ce31" office:value-type="string" calcext:value-type="string">
            <text:p>принудительное удаление</text:p>
          </table:table-cell>
          <table:table-cell table:style-name="ce31" office:value-type="string" calcext:value-type="string">
            <text:p>rm -f file2</text:p>
          </table:table-cell>
          <table:table-cell table:style-name="ce31"/>
          <table:table-cell table:style-name="ce49"/>
          <table:table-cell table:number-columns-repeated="1016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13" office:value-type="string" calcext:value-type="string">
            <text:p>создание файла</text:p>
          </table:table-cell>
          <table:table-cell table:style-name="ce19" office:value-type="string" calcext:value-type="string">
            <text:p>Файловая система</text:p>
          </table:table-cell>
          <table:table-cell table:style-name="ce13"/>
          <table:table-cell table:style-name="ce13" office:value-type="string" calcext:value-type="string">
            <text:p>создать файл test.txt</text:p>
          </table:table-cell>
          <table:table-cell table:style-name="ce13" office:value-type="string" calcext:value-type="string">
            <text:p>touch text.txt</text:p>
          </table:table-cell>
          <table:table-cell table:style-name="ce13"/>
          <table:table-cell table:style-name="ce51"/>
          <table:table-cell table:number-columns-repeated="1016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13" office:value-type="string" calcext:value-type="string">
            <text:p>абсолютный путь до текущего каталога</text:p>
          </table:table-cell>
          <table:table-cell table:style-name="ce19" office:value-type="string" calcext:value-type="string">
            <text:p>файловая система</text:p>
          </table:table-cell>
          <table:table-cell table:style-name="ce13"/>
          <table:table-cell table:style-name="ce13" office:value-type="string" calcext:value-type="string">
            <text:p>показать текущее местоположение</text:p>
          </table:table-cell>
          <table:table-cell table:style-name="ce13" office:value-type="string" calcext:value-type="string">
            <text:p>pwd</text:p>
          </table:table-cell>
          <table:table-cell table:style-name="ce13"/>
          <table:table-cell table:style-name="ce51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echo</text:p>
          </table:table-cell>
          <table:table-cell table:style-name="ce13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20" office:value-type="string" calcext:value-type="string" table:number-columns-spanned="1" table:number-rows-spanned="4">
            <text:p>stdout</text:p>
          </table:table-cell>
          <table:table-cell table:style-name="ce30"/>
          <table:table-cell table:style-name="ce30" office:value-type="string" calcext:value-type="string">
            <text:p>вывести на экран значение переменной</text:p>
          </table:table-cell>
          <table:table-cell table:style-name="ce30" office:value-type="string" calcext:value-type="string">
            <text:p>echo "$variable"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covered-table-cell table:style-name="ce5"/>
          <table:covered-table-cell table:style-name="ce15"/>
          <table:covered-table-cell/>
          <table:table-cell table:style-name="ce33"/>
          <table:table-cell table:style-name="ce33" office:value-type="string" calcext:value-type="string">
            <text:p>вывести текст as-is</text:p>
          </table:table-cell>
          <table:table-cell table:style-name="ce33" office:value-type="string" calcext:value-type="string">
            <text:p>echo 'this $var will not be interpreted as variable'</text:p>
          </table:table-cell>
          <table:table-cell table:style-name="ce33"/>
          <table:table-cell table:style-name="ce52"/>
          <table:table-cell table:number-columns-repeated="1016"/>
        </table:table-row>
        <table:table-row table:style-name="ro1">
          <table:covered-table-cell table:style-name="ce5"/>
          <table:covered-table-cell table:style-name="ce15"/>
          <table:covered-table-cell/>
          <table:table-cell table:style-name="ce32" office:value-type="string" calcext:value-type="string">
            <text:p>-p</text:p>
          </table:table-cell>
          <table:table-cell table:style-name="ce32" office:value-type="string" calcext:value-type="string">
            <text:p>интерпретировать и применять спец символы</text:p>
          </table:table-cell>
          <table:table-cell table:style-name="ce32" office:value-type="string" calcext:value-type="string">
            <text:p>echo -p "123 \n 321"</text:p>
          </table:table-cell>
          <table:table-cell table:style-name="ce32"/>
          <table:table-cell table:style-name="ce50"/>
          <table:table-cell table:number-columns-repeated="1016"/>
        </table:table-row>
        <table:table-row table:style-name="ro1">
          <table:covered-table-cell table:style-name="ce4"/>
          <table:covered-table-cell table:style-name="ce14"/>
          <table:covered-table-cell table:style-name="ce21"/>
          <table:table-cell table:style-name="ce31"/>
          <table:table-cell table:style-name="ce31" office:value-type="string" calcext:value-type="string">
            <text:p>вывести на экран фразу "hello world"</text:p>
          </table:table-cell>
          <table:table-cell table:style-name="ce31" office:value-type="string" calcext:value-type="string">
            <text:p>echo "hello world"</text:p>
          </table:table-cell>
          <table:table-cell table:style-name="ce31"/>
          <table:table-cell table:style-name="ce49"/>
          <table:table-cell table:number-columns-repeated="1016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13" office:value-type="string" calcext:value-type="string">
            <text:p>вывод текстовой строки в стандартный поток вывода</text:p>
          </table:table-cell>
          <table:table-cell table:style-name="ce22" office:value-type="string" calcext:value-type="string">
            <text:p>stdout</text:p>
          </table:table-cell>
          <table:table-cell table:style-name="ce13"/>
          <table:table-cell table:style-name="ce9" office:value-type="string" calcext:value-type="string">
            <text:p>вывести на экран фразу "hello world"</text:p>
          </table:table-cell>
          <table:table-cell table:style-name="ce13" office:value-type="string" calcext:value-type="string">
            <text:p>printf '%s\n' 'hello world'</text:p>
          </table:table-cell>
          <table:table-cell table:style-name="ce13"/>
          <table:table-cell table:style-name="ce51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13" office:value-type="string" calcext:value-type="string">
            <text:p>показать имя текущего пользователя</text:p>
          </table:table-cell>
          <table:table-cell table:style-name="ce22"/>
          <table:table-cell table:style-name="ce13"/>
          <table:table-cell table:style-name="ce13" office:value-type="string" calcext:value-type="string">
            <text:p>вывести имя текущего пользователя</text:p>
          </table:table-cell>
          <table:table-cell table:style-name="ce13" office:value-type="string" calcext:value-type="string">
            <text:p>whoami</text:p>
          </table:table-cell>
          <table:table-cell table:style-name="ce13"/>
          <table:table-cell table:style-name="ce51" office:value-type="string" calcext:value-type="string">
            <text:p>идентично команде <text:span text:style-name="T1">id -un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3" office:value-type="string" calcext:value-type="string">
            <text:p>показать полную информацию о текущем пользователе</text:p>
          </table:table-cell>
          <table:table-cell table:style-name="ce19"/>
          <table:table-cell table:style-name="ce13"/>
          <table:table-cell table:style-name="ce13" office:value-type="string" calcext:value-type="string">
            <text:p>показать полную информацию о текущем пользователе</text:p>
          </table:table-cell>
          <table:table-cell table:style-name="ce13" office:value-type="string" calcext:value-type="string">
            <text:p>id</text:p>
          </table:table-cell>
          <table:table-cell table:style-name="ce13"/>
          <table:table-cell table:style-name="ce51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16" office:value-type="string" calcext:value-type="string">
            <text:p>однострочное описание команды</text:p>
          </table:table-cell>
          <table:table-cell table:style-name="ce16" table:number-columns-repeated="2"/>
          <table:table-cell table:style-name="ce16" office:value-type="string" calcext:value-type="string">
            <text:p>показать описание команды whatis</text:p>
          </table:table-cell>
          <table:table-cell table:style-name="ce16" office:value-type="string" calcext:value-type="string">
            <text:p>whatis whatis</text:p>
          </table:table-cell>
          <table:table-cell table:style-name="ce16"/>
          <table:table-cell table:style-name="ce53" office:value-type="string" calcext:value-type="string">
            <text:p>идентично команде <text:span text:style-name="T1">man -f &lt;cmd&gt;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13" office:value-type="string" calcext:value-type="string">
            <text:p>документация по командам</text:p>
          </table:table-cell>
          <table:table-cell table:style-name="ce19"/>
          <table:table-cell table:style-name="ce13"/>
          <table:table-cell table:style-name="ce13" office:value-type="string" calcext:value-type="string">
            <text:p>вывести документацию по команде cd</text:p>
          </table:table-cell>
          <table:table-cell table:style-name="ce13" office:value-type="string" calcext:value-type="string">
            <text:p>man cd</text:p>
          </table:table-cell>
          <table:table-cell table:style-name="ce13"/>
          <table:table-cell table:style-name="ce51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PRINT FILE CONTENT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ail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es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or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a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ee</text:p>
          </table:table-cell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7" table:number-rows-spanned="1">
            <text:p>NETWORK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iptables</text:p>
          </table:table-cell>
          <table:table-cell table:style-name="ce9" office:value-type="string" calcext:value-type="string">
            <text:p>межсетевой экран</text:p>
          </table:table-cell>
          <table:table-cell table:style-name="ce9" office:value-type="string" calcext:value-type="string">
            <text:p>настройка межсетевого экрана</text:p>
          </table:table-cell>
          <table:table-cell table:style-name="ce9" office:value-type="string" calcext:value-type="string">
            <text:p>-L</text:p>
          </table:table-cell>
          <table:table-cell table:style-name="ce9"/>
          <table:table-cell table:style-name="ce9" office:value-type="string" calcext:value-type="string">
            <text:p>iptables -L</text:p>
          </table:table-cell>
          <table:table-cell/>
          <table:table-cell table:style-name="ce9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netcat</text:p>
          </table:table-cell>
          <table:table-cell table:style-name="ce9" office:value-type="string" calcext:value-type="string">
            <text:p>TCP/UDP соединения</text:p>
          </table:table-cell>
          <table:table-cell table:style-name="ce9" office:value-type="string" calcext:value-type="string">
            <text:p>Устанавливает, принимает и отпарвляет данные через TCP/UDP</text:p>
          </table:table-cell>
          <table:table-cell/>
          <table:table-cell table:style-name="ce9"/>
          <table:table-cell table:style-name="ce9" office:value-type="string" calcext:value-type="string">
            <text:p>nc 127.0.0.1 102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ing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per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elne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nslookup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ig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tcpdump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traceroute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openssl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ssh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sh-keygen</text:p>
          </table:table-cell>
          <table:table-cell table:style-name="ce17" table:number-columns-repeated="5"/>
          <table:table-cell table:style-name="ce17" office:value-type="string" calcext:value-type="string">
            <text:p>ssh keygen -t rsa -b 4096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sh-copy-id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scp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rsync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host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arp</text:p>
          </table:table-cell>
          <table:table-cell table:style-name="ce11" table:number-columns-repeated="5"/>
          <table:table-cell table:style-name="ce11" office:value-type="string" calcext:value-type="string">
            <text:p>использовать <text:span text:style-name="T1">ip nei</text:span> вместо <text:span text:style-name="T1">arp</text:span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p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wget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url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ss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FILTER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grep</text:p>
          </table:table-cell>
          <table:table-cell table:style-name="ce18" office:value-type="string" calcext:value-type="string">
            <text:p>print lines matching a pattern</text:p>
          </table:table-cell>
          <table:table-cell table:style-name="ce18" office:value-type="string" calcext:value-type="string">
            <text:p>фильтрование практически любого контента</text:p>
          </table:table-cell>
          <table:table-cell table:style-name="ce9" office:value-type="string" calcext:value-type="string">
            <text:p>-o egrep zgrep</text:p>
          </table:table-cell>
          <table:table-cell table:style-name="ce9" table:number-columns-repeated="2"/>
          <table:table-cell table:style-name="ce18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9" office:value-type="string" calcext:value-type="string">
            <office:annotation draw:style-name="gr1" draw:text-style-name="P2" svg:width="360pt" svg:height="181.73pt" svg:x="2109.74pt" svg:y="938.15pt" draw:caption-point-x="-11.54pt" draw:caption-point-y="54.37pt">
              <dc:date>2018-04-17T00:00:00</dc:date>
              <text:p text:style-name="P1">Сортировка списка и выборка строк из файла "а" отсутсвующих в файле "b"</text:p>
              <text:p text:style-name="P1"><text:tab/>-Андрей Васькин</text:p>
              <text:p text:style-name="P1">What the flags mean:</text:p>
              <text:p text:style-name="P1"/>
              <text:p text:style-name="P1">-F, --fixed-strings</text:p>
              <text:p text:style-name="P1"><text:s text:c="14"/>Interpret PATTERN as a list of fixed strings, separated by newlines, any of which is to be matched. <text:s text:c="3"/></text:p>
              <text:p text:style-name="P1">-x, --line-regexp</text:p>
              <text:p text:style-name="P1"><text:s text:c="14"/>Select only those matches that exactly match the whole line.</text:p>
              <text:p text:style-name="P1">-v, --invert-match</text:p>
              <text:p text:style-name="P1"><text:s text:c="14"/>Invert the sense of matching, to select non-matching lines.</text:p>
              <text:p text:style-name="P1">-f FILE, --file=FILE</text:p>
              <text:p text:style-name="P1"><text:s text:c="14"/>Obtain patterns from FILE, one per line. <text:s/>The empty file contains zero patterns, and therefore matches nothing.</text:p>
              <text:p text:style-name="P1"><text:tab/>-Андрей Васькин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ck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awk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or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niq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r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7" table:number-rows-spanned="1">
            <text:p>SYSTEM INFORMATIO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nam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top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so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so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stre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kill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7" table:number-rows-spanned="1">
            <text:p>SYSTEM CONFIGUR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userad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groupad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sermo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udo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u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DISK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fdisk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kfs.ext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u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oun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ARCHIV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gzip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gunzip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d5sum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zip unzip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SCRIPT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if\fo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xarg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[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atch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base6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expor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leep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7" table:number-rows-spanned="1">
            <text:p>PACKAG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ap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pkg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add-apt-repositor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FIL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realpath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n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ocat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herei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in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if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hown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7" table:number-rows-spanned="1">
            <text:p>OTH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nohup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mux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hroo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hich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istory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erf</text:p>
          </table:table-cell>
          <table:table-cell table:number-columns-repeated="1023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9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18" office:value-type="string" calcext:value-type="string">
            <text:p>/</text:p>
          </table:table-cell>
          <table:table-cell table:style-name="ce55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bin</text:p>
          </table:table-cell>
          <table:table-cell table:style-name="ce18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<text:a xlink:href="https://en.wikipedia.org/wiki//boot" xlink:type="simple">/boot</text:a></text:p>
          </table:table-cell>
          <table:table-cell table:style-name="ce18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<text:a xlink:href="https://en.wikipedia.org/wiki//dev" xlink:type="simple">/dev</text:a></text:p>
          </table:table-cell>
          <table:table-cell table:style-name="ce18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</text:p>
          </table:table-cell>
          <table:table-cell table:style-name="ce18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home</text:p>
          </table:table-cell>
          <table:table-cell table:style-name="ce54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lib</text:p>
          </table:table-cell>
          <table:table-cell table:style-name="ce18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lib&lt;qual&gt;</text:p>
          </table:table-cell>
          <table:table-cell table:style-name="ce18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media</text:p>
          </table:table-cell>
          <table:table-cell table:style-name="ce18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mnt</text:p>
          </table:table-cell>
          <table:table-cell table:style-name="ce54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opt</text:p>
          </table:table-cell>
          <table:table-cell table:style-name="ce18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<text:a xlink:href="https://en.wikipedia.org/wiki//proc" xlink:type="simple">/proc</text:a></text:p>
          </table:table-cell>
          <table:table-cell table:style-name="ce18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root</text:p>
          </table:table-cell>
          <table:table-cell table:style-name="ce18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run</text:p>
          </table:table-cell>
          <table:table-cell table:style-name="ce18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sbin</text:p>
          </table:table-cell>
          <table:table-cell table:style-name="ce18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srv</text:p>
          </table:table-cell>
          <table:table-cell table:style-name="ce18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sys</text:p>
          </table:table-cell>
          <table:table-cell table:style-name="ce54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tmp</text:p>
          </table:table-cell>
          <table:table-cell table:style-name="ce18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/usr</text:p>
          </table:table-cell>
          <table:table-cell table:style-name="ce56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bin</text:p>
          </table:table-cell>
          <table:table-cell table:style-name="ce18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/usr/lib</text:p>
          </table:table-cell>
          <table:table-cell table:style-name="ce18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lib&lt;qual&gt;</text:p>
          </table:table-cell>
          <table:table-cell table:style-name="ce18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local</text:p>
          </table:table-cell>
          <table:table-cell table:style-name="ce55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sbin</text:p>
          </table:table-cell>
          <table:table-cell table:style-name="ce18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share</text:p>
          </table:table-cell>
          <table:table-cell table:style-name="ce18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src</text:p>
          </table:table-cell>
          <table:table-cell table:style-name="ce54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usr/X11R6</text:p>
          </table:table-cell>
          <table:table-cell table:style-name="ce54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</text:p>
          </table:table-cell>
          <table:table-cell table:style-name="ce18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cache</text:p>
          </table:table-cell>
          <table:table-cell table:style-name="ce18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lib</text:p>
          </table:table-cell>
          <table:table-cell table:style-name="ce18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lock</text:p>
          </table:table-cell>
          <table:table-cell table:style-name="ce18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log</text:p>
          </table:table-cell>
          <table:table-cell table:style-name="ce18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mail</text:p>
          </table:table-cell>
          <table:table-cell table:style-name="ce18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opt</text:p>
          </table:table-cell>
          <table:table-cell table:style-name="ce18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run</text:p>
          </table:table-cell>
          <table:table-cell table:style-name="ce18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spool</text:p>
          </table:table-cell>
          <table:table-cell table:style-name="ce54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spool/mail</text:p>
          </table:table-cell>
          <table:table-cell table:style-name="ce18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/var/tmp</text:p>
          </table:table-cell>
          <table:table-cell table:style-name="ce18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18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9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&gt;&gt;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2" meta:object-count="0"/>
    <meta:generator>LibreOfficeDev/5.1.0.3$Linux_X86_64 LibreOffice_project/</meta:generator>
  </office:meta>
</office:document-meta>
</file>